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pdf s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</meta:initial-creator>
    <meta:creation-date>2012-05-08T17:54:51</meta:creation-date>
    <dc:date>2012-05-08T18:10:24</dc:date>
    <dc:creator>Andrés </dc:creator>
    <meta:editing-duration>PT22S</meta:editing-duration>
    <meta:editing-cycles>2</meta:editing-cycles>
    <meta:generator>LibreOffice/3.3$Unix LibreOffice_project/330m19$Build-401</meta:generator>
    <meta:document-statistic meta:table-count="0" meta:image-count="0" meta:object-count="0" meta:page-count="1" meta:paragraph-count="1" meta:word-count="5" meta:character-count="20"/>
  </office:meta>
</office:document-meta>
</file>